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color="#2a00ff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P2" style:family="paragraph" style:parent-style-name="Standard">
      <style:text-properties fo:font-variant="normal" fo:text-transform="none" fo:color="#666666" style:font-name="monospace" fo:font-size="8.25pt" fo:letter-spacing="normal" fo:font-style="normal" fo:font-weight="normal"/>
    </style:style>
    <style:style style:name="P3" style:family="paragraph" style:parent-style-name="Standard">
      <style:text-properties style:font-name="monospace" fo:font-size="8.25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paragraph-properties fo:background-color="#e6e6e6">
        <style:background-image/>
      </style:paragraph-properties>
    </style:style>
    <style:style style:name="P8" style:family="paragraph" style:parent-style-name="Standard">
      <style:paragraph-properties fo:background-color="#e6e6e6">
        <style:background-image/>
      </style:paragraph-properties>
      <style:text-properties style:font-name="Monospace" fo:font-size="6pt" style:font-name-asian="Monospace" style:font-size-asian="6pt" style:font-name-complex="Monospace" style:font-size-complex="6pt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Monospace" fo:font-size="6pt" style:font-name-asian="Monospace" style:font-size-asian="6pt" style:font-name-complex="Monospace" style:font-size-complex="6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fo:color="#0000ff" style:font-name="Monospace" fo:font-size="6pt" style:font-name-asian="Monospace" style:font-size-asian="6pt" style:font-name-complex="Monospace" style:font-size-complex="6pt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>
      <style:text-properties fo:font-variant="normal" fo:text-transform="none" fo:color="#666666" style:font-name="monospace" fo:font-size="8.25pt" fo:letter-spacing="normal" fo:font-style="normal" fo:font-weight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fo:color="#0000ff" style:font-name="Monospace" fo:font-size="6pt" style:font-name-asian="Monospace" style:font-size-asian="6pt" style:font-name-complex="Monospace" style:font-size-complex="6pt"/>
    </style:style>
    <style:style style:name="P17" style:family="paragraph" style:parent-style-name="Standard" style:list-style-name="L4"/>
    <style:style style:name="P18" style:family="paragraph" style:parent-style-name="Standard" style:list-style-name="L5"/>
    <style:style style:name="T1" style:family="text">
      <style:text-properties fo:color="#2a00ff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666666" fo:letter-spacing="normal" fo:font-style="normal" fo:font-weight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80" style:text-underline-style="solid" style:text-underline-width="auto" style:text-underline-color="font-color"/>
    </style:style>
    <style:style style:name="T8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ilding and Running Codegenerators </text:h>
      <text:p text:style-name="Text_20_body">This process has been written and tested for Linux only (Ubuntu 10.4).</text:p>
      <text:h text:style-name="Heading_20_2" text:outline-level="2">Preparation</text:h>
      <text:h text:style-name="Heading_20_3" text:outline-level="3">Download and unpack OAW 4.3</text:h>
      <text:p text:style-name="Text_20_body">Download: <text:a xlink:type="simple" xlink:href="ftp://ftp.itemis.de/oaw/distro/eclipse/oAW4.3.1/itemis-oaw-distribution-I20090514-1901-linux-gtk-x86.tar.gz">ftp://ftp.itemis.de/oaw/distro/eclipse/oAW4.3.1/itemis-oaw-distribution-I20090514-1901-linux-gtk-x86.tar.gz</text:a></text:p>
      <text:p text:style-name="Text_20_body">known error with ubuntu 10.04: oaw-eclipse does not start with an empty workspace directory -&gt; create an empty workspace with another eclipse version and use that one </text:p>
      <text:h text:style-name="Heading_20_2" text:outline-level="2">Chronos Codegenerators</text:h>
      <text:h text:style-name="Heading_20_3" text:outline-level="3">Setup Eclipse Workspace</text:h>
      <text:list xml:id="list847273435" text:style-name="L1">
        <text:list-item>
          <text:p text:style-name="P12">Check out trunk of olympos Subversion repository</text:p>
        </text:list-item>
        <text:list-item>
          <text:p text:style-name="P12">Create empty Eclipse Workspace (on error check chapter “Download and unpack OAW 4.3”)</text:p>
        </text:list-item>
        <text:list-item>
          <text:p text:style-name="P12">Add the right Java SDK in Eclipse: Window → Preferences → Java → Installed JREs → Add → Standard VM → directory: e.g. /usr/lib/j2sdk1.6-ibm<text:line-break/>Make sure the sdk is checked under <text:s/>Window → Preferences → Java → Installed JREs</text:p>
        </text:list-item>
        <text:list-item>
          <text:p text:style-name="P12">Import Projects into Eclipse Workspace: File → Import → General → Existing Projects into Workspace </text:p>
          <text:list>
            <text:list-item>
              <text:p text:style-name="P12">path: &lt;your checkout path&gt;/olymposSVN/olympos/chronos/scr/workspace/generator</text:p>
            </text:list-item>
            <text:list-item>
              <text:p text:style-name="P12">In the List Projects, select all projects</text:p>
            </text:list-item>
            <text:list-item>
              <text:p text:style-name="P12"><text:span text:style-name="T6">Attention</text:span>: Copy projects into workspace has to be <text:span text:style-name="T6">deactivated</text:span>!</text:p>
            </text:list-item>
          </text:list>
        </text:list-item>
        <text:list-item>
          <text:p text:style-name="P12">Check the workspace folder: The only content should be the folder .metadata</text:p>
        </text:list-item>
      </text:list>
      <text:h text:style-name="Heading_20_3" text:outline-level="3">Build all generators</text:h>
      <text:list xml:id="list439018771" text:style-name="L2">
        <text:list-item>
          <text:p text:style-name="P13">Run generator.build/build.xml (<text:span text:style-name="T3">Right Klick</text:span> → Run as → Ant Build)</text:p>
        </text:list-item>
        <text:list-item>
          <text:p text:style-name="P13"><text:span text:style-name="T6">Attention</text:span>: If two menu items “Ant Build” show up, only one works</text:p>
        </text:list-item>
        <text:list-item>
          <text:p text:style-name="P13">A successful run looks like this:</text:p>
        </text:list-item>
      </text:list>
      <text:p text:style-name="P7">(...)</text:p>
      <text:p text:style-name="P8"><text:span text:style-name="T7">redist</text:span><text:span text:style-name="T8">:</text:span></text:p>
      <text:p text:style-name="P10"><text:span text:style-name="T8"><text:s text:c="5"/>[</text:span><text:span text:style-name="T7">copy</text:span><text:span text:style-name="T8">] Copying 107 files to /home/tschuetz/projects/eenergy/development/olymposSVN/trunk/olympos/chronos/scr/workspace/generator/dist/lib</text:span></text:p>
      <text:p text:style-name="P10"><text:span text:style-name="T8"><text:s text:c="6"/>[</text:span><text:span text:style-name="T7">jar</text:span><text:span text:style-name="T8">] Building jar: /home/tschuetz/projects/eenergy/development/olymposSVN/trunk/olympos/chronos/scr/workspace/generator/dist/ChronosGenerator.jar</text:span></text:p>
      <text:p text:style-name="P10"><text:span text:style-name="T8"><text:s text:c="5"/>[</text:span><text:span text:style-name="T7">copy</text:span><text:span text:style-name="T8">] Copying 21 files to /home/tschuetz/projects/eenergy/development/olymposSVN/trunk/olympos/chronos/scr/workspace/generator/dist</text:span></text:p>
      <text:p text:style-name="P10"><text:span text:style-name="T8"><text:s text:c="5"/>[</text:span><text:span text:style-name="T7">copy</text:span><text:span text:style-name="T8">] Copying 321 files to /home/tschuetz/projects/eenergy/development/olymposSVN/trunk/olympos/chronos/scr/workspace/generator/dist/cartridge</text:span></text:p>
      <text:p text:style-name="P10"><text:span text:style-name="T8"><text:s text:c="5"/>[</text:span><text:span text:style-name="T7">copy</text:span><text:span text:style-name="T8">] Copying 2 files to /home/tschuetz/projects/eenergy/development/olymposSVN/trunk/olympos/chronos/scr/workspace/generator/dist</text:span></text:p>
      <text:p text:style-name="P10"><text:span text:style-name="T8"><text:s text:c="6"/>[</text:span><text:span text:style-name="T7">zip</text:span><text:span text:style-name="T8">] Building zip: /home/tschuetz/projects/eenergy/development/olymposSVN/trunk/olympos/chronos/scr/workspace/generator/ChronosGenerator-0.9.9.3.zip</text:span></text:p>
      <text:p text:style-name="P11">BUILD SUCCESSFUL</text:p>
      <text:p text:style-name="P11">Total time: 10 seconds</text:p>
      <text:p text:style-name="Standard"/>
      <text:p text:style-name="Standard"><text:soft-page-break/></text:p>
      <text:p text:style-name="Standard"/>
      <text:h text:style-name="Heading_20_3" text:outline-level="3">Run the generators with the testmodels</text:h>
      <text:list xml:id="list789111507" text:style-name="L3">
        <text:list-item>
          <text:p text:style-name="P14">The testmodels are in project testmodels/models/sourcemodels</text:p>
        </text:list-item>
        <text:list-item>
          <text:p text:style-name="P14">scripts to run them are in the <text:s/>testmodels/scripts</text:p>
        </text:list-item>
        <text:list-item>
          <text:p text:style-name="P14">run the scripts in a shell or create a run configuration in Eclipse</text:p>
        </text:list-item>
        <text:list-item>
          <text:p text:style-name="P14">make sure the scripts are executable after checkout (e.g. chmod a+x run_cwm2uml.sh)</text:p>
        </text:list-item>
      </text:list>
      <text:p text:style-name="Text_20_body"/>
      <text:p text:style-name="P6">Scripts and Model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script</text:p>
          </table:table-cell>
          <table:table-cell table:style-name="Table1.A1" office:value-type="string">
            <text:p text:style-name="P9">sourcemodel</text:p>
          </table:table-cell>
          <table:table-cell table:style-name="Table1.C1" office:value-type="string">
            <text:p text:style-name="P9">result</text:p>
          </table:table-cell>
        </table:table-row>
        <table:table-row>
          <table:table-cell table:style-name="Table1.A2" office:value-type="string">
            <text:p text:style-name="Table_20_Contents">run_cwm2uml.sh</text:p>
          </table:table-cell>
          <table:table-cell table:style-name="Table1.A2" office:value-type="string">
            <text:p text:style-name="Table_20_Contents">cim14/cwm-export.xml</text:p>
          </table:table-cell>
          <table:table-cell table:style-name="Table1.C2" office:value-type="string">
            <text:p text:style-name="Table_20_Contents">models/tmp/cwm-export.zip</text:p>
          </table:table-cell>
        </table:table-row>
        <table:table-row>
          <table:table-cell table:style-name="Table1.A2" office:value-type="string">
            <text:p text:style-name="Table_20_Contents">run_uml2cwm.sh</text:p>
          </table:table-cell>
          <table:table-cell table:style-name="Table1.A2" office:value-type="string">
            <text:p text:style-name="Table_20_Contents">cim14/cwm-export.uml</text:p>
          </table:table-cell>
          <table:table-cell table:style-name="Table1.C2" office:value-type="string">
            <text:p text:style-name="Table_20_Contents">models/tmp/cwm-export.xm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8T10:36:21</meta:creation-date>
    <meta:generator>OpenOffice.org/3.2$Linux OpenOffice.org_project/320m12$Build-9483</meta:generator>
    <dc:date>2011-02-11T16:59:39</dc:date>
    <meta:editing-duration>PT16H03M49S</meta:editing-duration>
    <meta:editing-cycles>32</meta:editing-cycles>
    <meta:document-statistic meta:table-count="1" meta:image-count="0" meta:object-count="0" meta:page-count="2" meta:paragraph-count="45" meta:word-count="314" meta:character-count="2794"/>
  </office:meta>
</office:document-meta>
</file>